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genda </text:p>
      <text:p text:style-name="Standard"/>
      <text:p text:style-name="Standard">choix jour et proposez différentes plages horaires</text:p>
      <text:p text:style-name="Standard"/>
      <text:p text:style-name="Standard">choix du vétérinaire : Dr Wintz ou Dr Mayoussier ou indifférent</text:p>
      <text:p text:style-name="Standard"/>
      <text:p text:style-name="Standard">type de rendez : vaccin (30min), consultation pédiatrique (45min), consultation pubertaire (30min), consultation sénior (30min), consultation NAC (30min), consultation médecine générale (30 min), consultation ophtalmologique (30min), consultation dermatologique (30min), consultation cardiologique (30min), consultation orthopédique (45min), stérilisation chatte (45 min), stérilisation chat (30min), stérilisation chienne (60 min), stérilisation chien (60min), stérilisation NAC (45min), contrôle (15min), contrôle d'analyse sanguine (30MIN), détartrage (45min)</text:p>
      <text:p text:style-name="Standard"/>
      <text:p text:style-name="Standard"/>
      <text:p text:style-name="Standard">motif : prévoir une ligne pour le motif</text:p>
      <text:p text:style-name="Standard"/>
      <text:p text:style-name="Standard">nom de famille et nom animal et numéro de téléph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0M27S</meta:editing-duration>
    <meta:editing-cycles>6</meta:editing-cycles>
    <meta:generator>OpenOffice.org/3.3$Win32 OpenOffice.org_project/330m20$Build-9567</meta:generator>
    <dc:date>2016-06-01T18:17:23.21</dc:date>
    <meta:document-statistic meta:table-count="0" meta:image-count="0" meta:object-count="0" meta:page-count="1" meta:paragraph-count="6" meta:word-count="97" meta:character-count="772"/>
    <meta:user-defined meta:name="Info 1"/>
    <meta:user-defined meta:name="Info 2"/>
    <meta:user-defined meta:name="Info 3"/>
    <meta:user-defined meta:name="Info 4"/>
  </office:meta>
</office:document-meta>
</file>